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officeooo:rsid="0013e1f8" officeooo:paragraph-rsid="0013e1f8"/>
    </style:style>
    <style:style style:name="P2" style:family="paragraph" style:parent-style-name="Standard">
      <style:paragraph-properties fo:text-align="justify" style:justify-single-word="false"/>
      <style:text-properties fo:language="pt" fo:country="BR" officeooo:rsid="0013e1f8" officeooo:paragraph-rsid="0017f6f6"/>
    </style:style>
    <style:style style:name="P3" style:family="paragraph" style:parent-style-name="Standard" style:master-page-name="">
      <loext:graphic-properties draw:fill="none"/>
      <style:paragraph-properties fo:margin-left="0in" fo:margin-right="0.0618in" fo:text-align="justify" style:justify-single-word="false" fo:text-indent="0in" style:auto-text-indent="false" style:page-number="auto" fo:background-color="transparent"/>
      <style:text-properties fo:language="pt" fo:country="BR" officeooo:rsid="0013e1f8" officeooo:paragraph-rsid="0017f6f6"/>
    </style:style>
    <style:style style:name="T1" style:family="text">
      <style:text-properties officeooo:rsid="0015d3b5"/>
    </style:style>
    <style:style style:name="T2" style:family="text">
      <style:text-properties officeooo:rsid="001644d5"/>
    </style:style>
    <style:style style:name="T3" style:family="text">
      <style:text-properties officeooo:rsid="001bd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As RSSF, Redes de Sensores Sem Fio, estão nos holofotes de muitas pesquisas recentes. Por possuirem diversas aplicações, a atenção que é chamada para desenvolvimento de novas tecnologias é sempre grande. Desde a área de saúde, monitoramento e até aplicações militares (Ian et al., 2002). </text:p>
      <text:p text:style-name="P1"><text:tab/><text:span text:style-name="T1">Com a constante evolução de sensores e microcontroladores, a criação de módulos pequenos que possuem grande poder de monitoramento é algo real. Juntamente com comunicação sem fio e à longa distancia das RSSF, um combo poderoso surge para inovação no monitoramente de variáveis meteorologicas (Couto Braga, 2010). Sistemas tradicionais de monitoramento exigem grande quantidade de cabos, dataloggers e periféricos, impossibilitando seu uso de maneira trivial ou até mesmo barata. Com a necessidade, também, de uso de softwares proprietários um outro empecilho a ser levado em consideração é a dificuldade de visualização de dados coletados, o que pode tornar lento e estressante o processo de coleta de dados de alguns instrumentos sensoriais. </text:span></text:p>
      <text:p text:style-name="P2"><text:span text:style-name="T2"><text:tab/>No caminho contrário às dificuldades estabelecidas nos métodos tradicionais, buscou-se desenvolver um sistema que possibilita a gestão, visualização e simples montagem, utilizando-se de plataformas de baixo custo e tecnologia sem fio, para a aquisição de variáveis meteorológicas.</text:span></text:p>
      <text:p text:style-name="P2"/>
      <text:p text:style-name="P3"><text:tab/>O aluno foi <text:span text:style-name="T3">hábil em</text:span> estudar e <text:span text:style-name="T3">apren</text:span>der os conceitos eletrônicos <text:span text:style-name="T3">propostos</text:span> na aplicação. <text:span text:style-name="T3">A</text:span>presentou desempenho, <text:span text:style-name="T3">inteligência e</text:span> <text:span text:style-name="T3">habilidades de comunicação com o grupo</text:span>, satisfatórios durante o período de bol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5:34:29.037712501</meta:creation-date>
    <dc:date>2019-07-18T18:48:24.296060264</dc:date>
    <meta:editing-duration>PT21M57S</meta:editing-duration>
    <meta:editing-cycles>5</meta:editing-cycles>
    <meta:generator>LibreOffice/6.1.5.2$Linux_X86_64 LibreOffice_project/10$Build-2</meta:generator>
    <meta:document-statistic meta:table-count="0" meta:image-count="0" meta:object-count="0" meta:page-count="1" meta:paragraph-count="4" meta:word-count="223" meta:character-count="1523" meta:non-whitespace-character-count="1298"/>
  </office:meta>
</office:document-meta>
</file>